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weight="bold" officeooo:rsid="002f1fb1" officeooo:paragraph-rsid="0055fb9e" style:font-weight-asian="bold" style:font-weight-complex="bold"/>
    </style:style>
    <style:style style:name="P2" style:family="paragraph" style:parent-style-name="Standard">
      <style:text-properties style:font-name="Arial" fo:font-weight="bold" officeooo:rsid="001435ed" officeooo:paragraph-rsid="0055fb9e" style:font-weight-asian="bold" style:font-weight-complex="bold"/>
    </style:style>
    <style:style style:name="P3" style:family="paragraph" style:parent-style-name="Standard">
      <style:text-properties style:font-name="Arial" fo:font-weight="bold" officeooo:rsid="004ddab1" officeooo:paragraph-rsid="0055fb9e" style:font-weight-asian="bold" style:font-weight-complex="bold"/>
    </style:style>
    <style:style style:name="P4" style:family="paragraph" style:parent-style-name="Standard">
      <style:text-properties style:font-name="Arial" fo:font-weight="normal" officeooo:rsid="001435ed" officeooo:paragraph-rsid="0055fb9e" style:font-weight-asian="normal" style:font-weight-complex="normal"/>
    </style:style>
    <style:style style:name="P5" style:family="paragraph" style:parent-style-name="Standard">
      <style:text-properties style:font-name="Arial" fo:font-weight="normal" officeooo:rsid="0018010e" officeooo:paragraph-rsid="0055fb9e" style:font-weight-asian="normal" style:font-weight-complex="normal"/>
    </style:style>
    <style:style style:name="P6" style:family="paragraph" style:parent-style-name="Standard">
      <style:text-properties style:font-name="Arial" fo:font-weight="normal" officeooo:rsid="0035e8c6" officeooo:paragraph-rsid="0055fb9e" style:font-weight-asian="normal" style:font-weight-complex="normal"/>
    </style:style>
    <style:style style:name="P7"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1e8138" officeooo:paragraph-rsid="0055fb9e" style:font-weight-asian="bold" style:font-weight-complex="bold"/>
    </style:style>
    <style:style style:name="P8"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1e8138" officeooo:paragraph-rsid="0055fb9e" style:font-weight-asian="bold" style:font-weight-complex="bold"/>
    </style:style>
    <style:style style:name="P9"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4305d7" officeooo:paragraph-rsid="0055fb9e" style:font-weight-asian="bold" style:font-weight-complex="bold"/>
    </style:style>
    <style:style style:name="P10"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418e35" officeooo:paragraph-rsid="0055fb9e" style:font-weight-asian="bold" style:font-weight-complex="bold"/>
    </style:style>
    <style:style style:name="P11" style:family="paragraph" style:parent-style-name="Standard">
      <style:paragraph-properties fo:text-align="start" style:justify-single-word="false"/>
      <style:text-properties style:font-name="Arial" style:text-underline-style="none" fo:font-weight="normal" officeooo:rsid="00452a6b" officeooo:paragraph-rsid="0055fb9e" style:font-weight-asian="normal" style:font-weight-complex="normal"/>
    </style:style>
    <style:style style:name="P12" style:family="paragraph" style:parent-style-name="Standard">
      <style:text-properties style:font-name="Arial" fo:font-style="italic" fo:font-weight="normal" officeooo:rsid="001435ed" officeooo:paragraph-rsid="0055fb9e" style:font-style-asian="italic" style:font-weight-asian="normal" style:font-style-complex="italic" style:font-weight-complex="normal"/>
    </style:style>
    <style:style style:name="P13" style:family="paragraph" style:parent-style-name="Standard">
      <style:text-properties fo:color="#000000" style:font-name="Arial" fo:font-weight="normal" officeooo:rsid="004ddab1" officeooo:paragraph-rsid="0055fb9e" style:font-weight-asian="normal" style:font-weight-complex="normal"/>
    </style:style>
    <style:style style:name="P14" style:family="paragraph" style:parent-style-name="Standard">
      <style:text-properties fo:color="#000000" style:font-name="Arial" fo:font-weight="normal" officeooo:rsid="00165fa5" officeooo:paragraph-rsid="0055fb9e" style:font-weight-asian="normal" style:font-weight-complex="normal"/>
    </style:style>
    <style:style style:name="P15" style:family="paragraph" style:parent-style-name="Standard">
      <style:text-properties fo:color="#000000" style:font-name="Arial" fo:font-weight="normal" officeooo:rsid="0018fb3b" officeooo:paragraph-rsid="0055fb9e" style:font-weight-asian="normal" style:font-weight-complex="normal"/>
    </style:style>
    <style:style style:name="P16" style:family="paragraph" style:parent-style-name="Standard">
      <style:paragraph-properties fo:text-align="start" style:justify-single-word="false"/>
      <style:text-properties fo:color="#000000" style:font-name="Arial" style:text-underline-style="none" fo:font-weight="normal" officeooo:rsid="00452d9a" officeooo:paragraph-rsid="0055fb9e" style:font-weight-asian="normal" style:font-weight-complex="normal"/>
    </style:style>
    <style:style style:name="P17" style:family="paragraph" style:parent-style-name="Standard">
      <style:paragraph-properties fo:text-align="start" style:justify-single-word="false"/>
      <style:text-properties fo:color="#000000" style:font-name="Arial" style:text-underline-style="none" fo:font-weight="normal" officeooo:rsid="00452a6b" officeooo:paragraph-rsid="0055fb9e" style:font-weight-asian="normal" style:font-weight-complex="normal"/>
    </style:style>
    <style:style style:name="P18" style:family="paragraph" style:parent-style-name="Standard">
      <style:paragraph-properties fo:text-align="start" style:justify-single-word="false"/>
      <style:text-properties fo:color="#000000" style:font-name="Arial" style:text-underline-style="none" fo:font-weight="normal" officeooo:rsid="00694ae7" officeooo:paragraph-rsid="00694ae7" style:font-weight-asian="normal" style:font-weight-complex="normal"/>
    </style:style>
    <style:style style:name="P19" style:family="paragraph" style:parent-style-name="Standard">
      <style:paragraph-properties fo:text-align="start" style:justify-single-word="false"/>
      <style:text-properties fo:color="#000000" style:font-name="Arial" style:text-underline-style="none" fo:font-weight="bold" officeooo:rsid="00429eb0" officeooo:paragraph-rsid="0055fb9e" style:font-weight-asian="bold" style:font-weight-complex="bold"/>
    </style:style>
    <style:style style:name="P20" style:family="paragraph" style:parent-style-name="Standard">
      <style:text-properties fo:color="#000000" style:font-name="Arial" fo:font-weight="bold" officeooo:rsid="001435ed" officeooo:paragraph-rsid="0055fb9e" style:font-weight-asian="bold" style:font-weight-complex="bold"/>
    </style:style>
    <style:style style:name="P21" style:family="paragraph" style:parent-style-name="Standard">
      <style:paragraph-properties fo:text-align="start" style:justify-single-word="false"/>
      <style:text-properties fo:color="#000000" style:font-name="Arial" style:text-underline-style="solid" style:text-underline-width="auto" style:text-underline-color="font-color" fo:font-weight="bold" officeooo:rsid="001e8138" officeooo:paragraph-rsid="0055fb9e" style:font-weight-asian="bold" style:font-weight-complex="bold"/>
    </style:style>
    <style:style style:name="P22" style:family="paragraph" style:parent-style-name="Standard">
      <style:paragraph-properties fo:text-align="start" style:justify-single-word="false"/>
      <style:text-properties fo:color="#000000" style:font-name="Arial" style:text-underline-style="solid" style:text-underline-width="auto" style:text-underline-color="font-color" fo:font-weight="bold" officeooo:rsid="001e8138" officeooo:paragraph-rsid="0059094d" style:font-weight-asian="bold" style:font-weight-complex="bold"/>
    </style:style>
    <style:style style:name="P23" style:family="paragraph" style:parent-style-name="Standard">
      <style:paragraph-properties fo:text-align="start" style:justify-single-word="false"/>
      <style:text-properties fo:color="#000000" style:font-name="Arial" style:text-underline-style="solid" style:text-underline-width="auto" style:text-underline-color="font-color" fo:font-weight="bold" officeooo:rsid="00452a6b" officeooo:paragraph-rsid="0055fb9e" style:font-weight-asian="bold" style:font-weight-complex="bold"/>
    </style:style>
    <style:style style:name="P24" style:family="paragraph" style:parent-style-name="Standard">
      <style:text-properties fo:color="#000000" officeooo:rsid="00165fa5" officeooo:paragraph-rsid="0055fb9e"/>
    </style:style>
    <style:style style:name="P25" style:family="paragraph" style:parent-style-name="Standard">
      <style:paragraph-properties fo:text-align="start" style:justify-single-word="false"/>
      <style:text-properties fo:color="#ff3333" style:font-name="Arial" style:text-underline-style="none" fo:font-weight="bold" officeooo:rsid="00429eb0" officeooo:paragraph-rsid="0055fb9e" style:font-weight-asian="bold" style:font-weight-complex="bold"/>
    </style:style>
    <style:style style:name="P26" style:family="paragraph" style:parent-style-name="Standard">
      <style:paragraph-properties fo:text-align="start" style:justify-single-word="false"/>
      <style:text-properties fo:color="#ff3333" style:font-name="Arial" style:text-underline-style="none" fo:font-weight="bold" officeooo:rsid="0055fb9e" officeooo:paragraph-rsid="0055fb9e" style:font-weight-asian="bold" style:font-weight-complex="bold"/>
    </style:style>
    <style:style style:name="P27" style:family="paragraph" style:parent-style-name="Standard">
      <style:text-properties officeooo:rsid="004ddab1" officeooo:paragraph-rsid="0055fb9e"/>
    </style:style>
    <style:style style:name="P28" style:family="paragraph" style:parent-style-name="Standard">
      <style:paragraph-properties fo:margin-left="1.251cm" fo:margin-right="0cm" fo:text-indent="0cm" style:auto-text-indent="false"/>
      <style:text-properties style:font-name="Arial" fo:font-weight="bold" officeooo:rsid="001435ed" officeooo:paragraph-rsid="0055fb9e" style:font-weight-asian="bold" style:font-weight-complex="bold"/>
    </style:style>
    <style:style style:name="P29" style:family="paragraph" style:parent-style-name="Standard">
      <style:paragraph-properties fo:margin-left="1.251cm" fo:margin-right="0cm" fo:text-indent="0cm" style:auto-text-indent="false"/>
      <style:text-properties style:font-name="Arial" fo:font-weight="bold" officeooo:rsid="00165fa5" officeooo:paragraph-rsid="00642e4b" style:font-weight-asian="bold" style:font-weight-complex="bold"/>
    </style:style>
    <style:style style:name="P30" style:family="paragraph" style:parent-style-name="Standard">
      <style:paragraph-properties fo:margin-left="1.251cm" fo:margin-right="0cm" fo:text-indent="0cm" style:auto-text-indent="false"/>
      <style:text-properties style:font-name="Arial" fo:font-weight="normal" officeooo:rsid="001435ed" officeooo:paragraph-rsid="0055fb9e" style:font-weight-asian="normal" style:font-weight-complex="normal"/>
    </style:style>
    <style:style style:name="P31" style:family="paragraph" style:parent-style-name="Standard">
      <style:paragraph-properties fo:margin-left="1.251cm" fo:margin-right="0cm" fo:text-indent="0cm" style:auto-text-indent="false"/>
      <style:text-properties style:font-name="Arial" fo:font-weight="normal" officeooo:rsid="0019029c" officeooo:paragraph-rsid="0055fb9e" style:font-weight-asian="normal" style:font-weight-complex="normal"/>
    </style:style>
    <style:style style:name="P32" style:family="paragraph" style:parent-style-name="Standard">
      <style:paragraph-properties fo:margin-left="1.251cm" fo:margin-right="0cm" fo:text-align="start" style:justify-single-word="false" fo:text-indent="0cm" style:auto-text-indent="false"/>
      <style:text-properties style:font-name="Arial" style:text-underline-style="none" fo:font-weight="normal" officeooo:rsid="005f6344" officeooo:paragraph-rsid="005f6344" style:font-weight-asian="normal" style:font-weight-complex="normal"/>
    </style:style>
    <style:style style:name="P33" style:family="paragraph" style:parent-style-name="Standard">
      <style:paragraph-properties fo:margin-left="1.251cm" fo:margin-right="0cm" fo:text-align="start" style:justify-single-word="false" fo:text-indent="0cm" style:auto-text-indent="false"/>
      <style:text-properties style:font-name="Arial" style:text-underline-style="none" fo:font-weight="normal" officeooo:rsid="006b46cf" officeooo:paragraph-rsid="006b46cf" style:font-weight-asian="normal" style:font-weight-complex="normal"/>
    </style:style>
    <style:style style:name="P34" style:family="paragraph" style:parent-style-name="Standard">
      <style:paragraph-properties fo:margin-left="1.251cm" fo:margin-right="0cm" fo:text-indent="0cm" style:auto-text-indent="false"/>
      <style:text-properties fo:color="#000000" style:font-name="Arial" fo:font-weight="normal" officeooo:rsid="004ddab1" officeooo:paragraph-rsid="0055fb9e" style:font-weight-asian="normal" style:font-weight-complex="normal"/>
    </style:style>
    <style:style style:name="P35" style:family="paragraph" style:parent-style-name="Standard">
      <style:paragraph-properties fo:margin-left="1.251cm" fo:margin-right="0cm" fo:text-indent="0cm" style:auto-text-indent="false"/>
      <style:text-properties fo:color="#000000" style:font-name="Arial" fo:font-weight="bold" officeooo:rsid="0065d2dd" officeooo:paragraph-rsid="0065d2dd" style:font-weight-asian="bold" style:font-weight-complex="bold"/>
    </style:style>
    <style:style style:name="P36" style:family="paragraph" style:parent-style-name="Standard">
      <style:paragraph-properties fo:margin-left="1.251cm" fo:margin-right="0cm" fo:text-indent="0cm" style:auto-text-indent="false"/>
      <style:text-properties fo:color="#000000" style:font-name="Arial" fo:font-weight="bold" officeooo:rsid="001435ed" officeooo:paragraph-rsid="0055fb9e" style:font-weight-asian="bold" style:font-weight-complex="bold"/>
    </style:style>
    <style:style style:name="P37" style:family="paragraph" style:parent-style-name="Standard">
      <style:paragraph-properties fo:margin-left="1.251cm" fo:margin-right="0cm" fo:text-indent="0cm" style:auto-text-indent="false"/>
      <style:text-properties fo:color="#000000" style:font-name="Arial" fo:font-weight="bold" officeooo:rsid="00642e4b" officeooo:paragraph-rsid="00642e4b" style:font-weight-asian="bold" style:font-weight-complex="bold"/>
    </style:style>
    <style:style style:name="P38" style:family="paragraph" style:parent-style-name="Standard">
      <style:paragraph-properties fo:margin-left="1.251cm" fo:margin-right="0cm" fo:text-align="start" style:justify-single-word="false" fo:text-indent="0cm" style:auto-text-indent="false"/>
      <style:text-properties fo:color="#000000" style:font-name="Arial" style:text-underline-style="none" fo:font-weight="bold" officeooo:rsid="005879d5" officeooo:paragraph-rsid="005879d5" style:font-weight-asian="bold" style:font-weight-complex="bold"/>
    </style:style>
    <style:style style:name="P39" style:family="paragraph" style:parent-style-name="Standard">
      <style:paragraph-properties fo:margin-left="1.251cm" fo:margin-right="0cm" fo:text-align="start" style:justify-single-word="false" fo:text-indent="0cm" style:auto-text-indent="false"/>
      <style:text-properties fo:color="#000000" style:font-name="Arial" style:text-underline-style="none" fo:font-weight="bold" officeooo:rsid="005879d5" officeooo:paragraph-rsid="0059094d" style:font-weight-asian="bold" style:font-weight-complex="bold"/>
    </style:style>
    <style:style style:name="P40" style:family="paragraph" style:parent-style-name="Standard">
      <style:paragraph-properties fo:margin-left="1.251cm" fo:margin-right="0cm" fo:text-align="start" style:justify-single-word="false" fo:text-indent="0cm" style:auto-text-indent="false"/>
      <style:text-properties fo:color="#000000" style:font-name="Arial" style:text-underline-style="none" fo:font-weight="normal" officeooo:rsid="005d7a89" officeooo:paragraph-rsid="005d7a89" style:font-weight-asian="normal" style:font-weight-complex="normal"/>
    </style:style>
    <style:style style:name="P41" style:family="paragraph" style:parent-style-name="Standard">
      <style:paragraph-properties fo:margin-left="1.251cm" fo:margin-right="0cm" fo:text-align="start" style:justify-single-word="false" fo:text-indent="0cm" style:auto-text-indent="false"/>
      <style:text-properties fo:color="#000000" style:font-name="Arial" style:text-underline-style="solid" style:text-underline-width="auto" style:text-underline-color="font-color" fo:font-weight="bold" officeooo:rsid="001e8138" officeooo:paragraph-rsid="0055fb9e" style:font-weight-asian="bold" style:font-weight-complex="bold"/>
    </style:style>
    <style:style style:name="P42" style:family="paragraph" style:parent-style-name="Standard">
      <style:paragraph-properties fo:margin-left="0cm" fo:margin-right="0cm" fo:text-indent="0cm" style:auto-text-indent="false"/>
      <style:text-properties style:font-name="Arial" fo:font-weight="bold" officeooo:rsid="001435ed" officeooo:paragraph-rsid="0055fb9e" style:font-weight-asian="bold" style:font-weight-complex="bold"/>
    </style:style>
    <style:style style:name="P43" style:family="paragraph" style:parent-style-name="Standard">
      <style:paragraph-properties fo:margin-left="0cm" fo:margin-right="0cm" fo:text-align="start" style:justify-single-word="false" fo:text-indent="0cm" style:auto-text-indent="false"/>
      <style:text-properties style:font-name="Arial" style:text-underline-style="none" fo:font-weight="normal" officeooo:rsid="005f6344" officeooo:paragraph-rsid="005f6344" style:font-weight-asian="normal" style:font-weight-complex="normal"/>
    </style:style>
    <style:style style:name="P44" style:family="paragraph" style:parent-style-name="Standard">
      <style:paragraph-properties fo:margin-left="0cm" fo:margin-right="0cm" fo:text-align="start" style:justify-single-word="false" fo:text-indent="0cm" style:auto-text-indent="false"/>
      <style:text-properties fo:color="#000000" style:font-name="Arial" style:text-underline-style="none" fo:font-weight="bold" officeooo:rsid="0069e3ed" officeooo:paragraph-rsid="0069e3ed" style:font-weight-asian="bold" style:font-weight-complex="bold"/>
    </style:style>
    <style:style style:name="P45" style:family="paragraph" style:parent-style-name="Standard">
      <style:paragraph-properties fo:margin-left="0cm" fo:margin-right="0cm" fo:text-align="start" style:justify-single-word="false" fo:text-indent="0cm" style:auto-text-indent="false"/>
      <style:text-properties fo:color="#000000" style:font-name="Arial" style:text-underline-style="none" fo:font-weight="normal" officeooo:rsid="00694ae7" officeooo:paragraph-rsid="00694ae7" style:font-weight-asian="normal" style:font-weight-complex="normal"/>
    </style:style>
    <style:style style:name="P46" style:family="paragraph" style:parent-style-name="Standard">
      <style:paragraph-properties fo:margin-left="0cm" fo:margin-right="0cm" fo:text-align="start" style:justify-single-word="false" fo:text-indent="0cm" style:auto-text-indent="false"/>
      <style:text-properties fo:color="#000000" style:font-name="Arial" style:text-underline-style="none" fo:font-weight="normal" officeooo:rsid="0058c966" officeooo:paragraph-rsid="0055fb9e" style:font-weight-asian="normal" style:font-weight-complex="normal"/>
    </style:style>
    <style:style style:name="P47" style:family="paragraph" style:parent-style-name="Standard">
      <style:paragraph-properties fo:margin-left="0cm" fo:margin-right="0cm" fo:text-align="start" style:justify-single-word="false" fo:text-indent="0cm" style:auto-text-indent="false" fo:break-before="page"/>
      <style:text-properties style:font-name="Arial" style:text-underline-style="none" fo:font-weight="normal" officeooo:rsid="005f6344" officeooo:paragraph-rsid="005f6344" style:font-weight-asian="normal" style:font-weight-complex="normal"/>
    </style:style>
    <style:style style:name="P48" style:family="paragraph" style:parent-style-name="Standard" style:list-style-name="L1">
      <style:paragraph-properties fo:text-align="start" style:justify-single-word="false"/>
      <style:text-properties officeooo:rsid="0055fb9e" officeooo:paragraph-rsid="0055fb9e"/>
    </style:style>
    <style:style style:name="P49" style:family="paragraph" style:parent-style-name="Standard" style:list-style-name="L1">
      <style:paragraph-properties fo:text-align="start" style:justify-single-word="false"/>
      <style:text-properties fo:color="#000000" style:font-name="Arial" style:text-underline-style="none" fo:font-weight="normal" officeooo:rsid="00458987" officeooo:paragraph-rsid="0055fb9e" style:font-weight-asian="normal" style:font-weight-complex="normal"/>
    </style:style>
    <style:style style:name="P50" style:family="paragraph" style:parent-style-name="Standard" style:list-style-name="L2">
      <style:paragraph-properties fo:text-align="start" style:justify-single-word="false"/>
      <style:text-properties fo:color="#000000" style:font-name="Arial" style:text-underline-style="none" fo:font-weight="bold" officeooo:rsid="00452a6b" officeooo:paragraph-rsid="0055fb9e" style:font-weight-asian="bold" style:font-weight-complex="bold"/>
    </style:style>
    <style:style style:name="P51" style:family="paragraph" style:parent-style-name="Standard" style:list-style-name="L2">
      <style:paragraph-properties fo:text-align="start" style:justify-single-word="false"/>
      <style:text-properties fo:color="#000000" style:font-name="Arial" style:text-underline-style="none" fo:font-weight="bold" officeooo:rsid="00429eb0" officeooo:paragraph-rsid="0055fb9e" style:font-weight-asian="bold" style:font-weight-complex="bold"/>
    </style:style>
    <style:style style:name="P52" style:family="paragraph" style:parent-style-name="Standard" style:list-style-name="L3">
      <style:text-properties fo:color="#000000" style:font-name="Arial" fo:font-weight="normal" officeooo:rsid="0065d2dd" officeooo:paragraph-rsid="0065d2dd" style:font-weight-asian="normal" style:font-weight-complex="normal"/>
    </style:style>
    <style:style style:name="P53" style:family="paragraph" style:parent-style-name="Standard" style:list-style-name="L5">
      <style:text-properties fo:color="#000000" style:font-name="Arial" fo:font-weight="normal" officeooo:rsid="006beaf6" officeooo:paragraph-rsid="006beaf6" style:font-weight-asian="normal" style:font-weight-complex="normal"/>
    </style:style>
    <style:style style:name="P54" style:family="paragraph" style:parent-style-name="Standard" style:list-style-name="L7">
      <style:text-properties fo:color="#000000" style:font-name="Arial" fo:font-weight="normal" officeooo:rsid="005311fb" officeooo:paragraph-rsid="0055fb9e" style:font-weight-asian="normal" style:font-weight-complex="normal"/>
    </style:style>
    <style:style style:name="P55" style:family="paragraph" style:parent-style-name="Standard" style:list-style-name="L7">
      <style:text-properties fo:color="#000000" style:font-name="Arial" fo:font-weight="normal" officeooo:rsid="004ddab1" officeooo:paragraph-rsid="0055fb9e" style:font-weight-asian="normal" style:font-weight-complex="normal"/>
    </style:style>
    <style:style style:name="P56" style:family="paragraph" style:parent-style-name="Standard" style:list-style-name="L8">
      <style:text-properties fo:color="#000000" style:font-name="Arial" fo:font-weight="normal" officeooo:rsid="004ddab1" officeooo:paragraph-rsid="0055fb9e" style:font-weight-asian="normal" style:font-weight-complex="normal"/>
    </style:style>
    <style:style style:name="P57" style:family="paragraph" style:parent-style-name="Standard" style:list-style-name="L9">
      <style:text-properties fo:color="#000000" style:font-name="Arial" fo:font-weight="normal" officeooo:rsid="004ddab1" officeooo:paragraph-rsid="0055fb9e" style:font-weight-asian="normal" style:font-weight-complex="normal"/>
    </style:style>
    <style:style style:name="P58" style:family="paragraph" style:parent-style-name="Standard" style:list-style-name="L8">
      <style:text-properties fo:color="#000000" style:font-name="Arial" fo:font-weight="normal" officeooo:rsid="00418e35" officeooo:paragraph-rsid="0055fb9e" style:font-weight-asian="normal" style:font-weight-complex="normal"/>
    </style:style>
    <style:style style:name="P59" style:family="paragraph" style:parent-style-name="Standard">
      <style:text-properties fo:color="#000000" style:font-name="Arial" fo:font-weight="normal" officeooo:rsid="00418e35" officeooo:paragraph-rsid="0055fb9e" style:font-weight-asian="normal" style:font-weight-complex="normal"/>
    </style:style>
    <style:style style:name="P60" style:family="paragraph" style:parent-style-name="Standard" style:list-style-name="L10">
      <style:paragraph-properties fo:text-align="center" style:justify-single-word="false"/>
      <style:text-properties fo:color="#000000" style:font-name="Arial" fo:font-weight="normal" officeooo:rsid="004e025f" officeooo:paragraph-rsid="0055fb9e" style:font-weight-asian="normal" style:font-weight-complex="normal"/>
    </style:style>
    <style:style style:name="P61" style:family="paragraph" style:parent-style-name="Standard" style:list-style-name="L6">
      <style:text-properties fo:color="#000000" style:font-name="Arial" fo:font-weight="normal" officeooo:rsid="006ec018" officeooo:paragraph-rsid="006ec018" style:font-weight-asian="normal" style:font-weight-complex="normal"/>
    </style:style>
    <style:style style:name="P62" style:family="paragraph" style:parent-style-name="Standard" style:list-style-name="L6">
      <style:text-properties fo:color="#000000" style:font-name="Arial" fo:font-weight="normal" officeooo:rsid="007b4d50" officeooo:paragraph-rsid="007b4d50" style:font-weight-asian="normal" style:font-weight-complex="normal"/>
    </style:style>
    <style:style style:name="P63" style:family="paragraph" style:parent-style-name="Standard" style:list-style-name="L6">
      <style:text-properties fo:color="#000000" style:font-name="Arial" fo:font-weight="normal" officeooo:rsid="00802c96" officeooo:paragraph-rsid="00802c96" style:font-weight-asian="normal" style:font-weight-complex="normal"/>
    </style:style>
    <style:style style:name="P64" style:family="paragraph" style:parent-style-name="Standard" style:list-style-name="L3">
      <style:text-properties fo:color="#000000" style:font-name="Arial" fo:font-weight="normal" officeooo:rsid="005b0a84" officeooo:paragraph-rsid="008385d1" style:font-weight-asian="normal" style:font-weight-complex="normal"/>
    </style:style>
    <style:style style:name="P65" style:family="paragraph" style:parent-style-name="Standard" style:list-style-name="L6">
      <style:text-properties fo:color="#000000" style:font-name="Arial" fo:font-weight="normal" officeooo:rsid="008523b0" officeooo:paragraph-rsid="008523b0" style:font-weight-asian="normal" style:font-weight-complex="normal"/>
    </style:style>
    <style:style style:name="P66" style:family="paragraph" style:parent-style-name="Standard" style:list-style-name="L6">
      <style:text-properties fo:color="#000000" style:font-name="Arial" fo:font-weight="normal" officeooo:rsid="0071ba60" officeooo:paragraph-rsid="00756e01" fo:background-color="transparent" style:font-weight-asian="normal" style:font-weight-complex="normal"/>
    </style:style>
    <style:style style:name="P67" style:family="paragraph" style:parent-style-name="Standard" style:list-style-name="L6">
      <style:text-properties fo:color="#000000" style:font-name="Arial" fo:font-weight="normal" officeooo:rsid="0071ba60" officeooo:paragraph-rsid="0071ba60" fo:background-color="transparent" style:font-weight-asian="normal" style:font-weight-complex="normal"/>
    </style:style>
    <style:style style:name="P68" style:family="paragraph" style:parent-style-name="Standard" style:list-style-name="L6">
      <style:text-properties fo:color="#000000" style:font-name="Arial" fo:font-weight="normal" officeooo:rsid="00756e01" officeooo:paragraph-rsid="00756e01" fo:background-color="transparent" style:font-weight-asian="normal" style:font-weight-complex="normal"/>
    </style:style>
    <style:style style:name="P69" style:family="paragraph" style:parent-style-name="Standard" style:list-style-name="L6">
      <style:text-properties fo:color="#000000" style:font-name="Arial" fo:font-weight="normal" officeooo:rsid="00729758" officeooo:paragraph-rsid="00729758" fo:background-color="transparent" style:font-weight-asian="normal" style:font-weight-complex="normal"/>
    </style:style>
    <style:style style:name="P70" style:family="paragraph" style:parent-style-name="Standard" style:list-style-name="L6">
      <style:text-properties fo:color="#000000" style:font-name="Arial" fo:font-weight="normal" officeooo:rsid="0072fbef" officeooo:paragraph-rsid="0072fbef" fo:background-color="transparent" style:font-weight-asian="normal" style:font-weight-complex="normal"/>
    </style:style>
    <style:style style:name="P71" style:family="paragraph" style:parent-style-name="Standard" style:list-style-name="L6">
      <style:text-properties fo:color="#000000" style:font-name="Arial" fo:font-weight="normal" officeooo:rsid="0074a8ec" officeooo:paragraph-rsid="0074a8ec" fo:background-color="transparent" style:font-weight-asian="normal" style:font-weight-complex="normal"/>
    </style:style>
    <style:style style:name="P72" style:family="paragraph" style:parent-style-name="Standard" style:list-style-name="L6">
      <style:text-properties fo:color="#000000" style:font-name="Arial" fo:font-weight="normal" officeooo:rsid="0076d80c" officeooo:paragraph-rsid="0076d80c" fo:background-color="transparent" style:font-weight-asian="normal" style:font-weight-complex="normal"/>
    </style:style>
    <style:style style:name="P73" style:family="paragraph" style:parent-style-name="Standard" style:list-style-name="L6">
      <style:text-properties fo:color="#000000" style:font-name="Arial" fo:font-weight="normal" officeooo:rsid="007866a1" officeooo:paragraph-rsid="007866a1" fo:background-color="transparent" style:font-weight-asian="normal" style:font-weight-complex="normal"/>
    </style:style>
    <style:style style:name="P74" style:family="paragraph" style:parent-style-name="Standard" style:list-style-name="L6">
      <style:text-properties fo:color="#000000" style:font-name="Arial" fo:font-weight="normal" officeooo:rsid="0078baa3" officeooo:paragraph-rsid="0078baa3" fo:background-color="transparent" style:font-weight-asian="normal" style:font-weight-complex="normal"/>
    </style:style>
    <style:style style:name="P75" style:family="paragraph" style:parent-style-name="Standard" style:list-style-name="L6">
      <style:text-properties fo:color="#000000" style:font-name="Arial" fo:font-weight="normal" officeooo:rsid="0078baa3" officeooo:paragraph-rsid="00802c96" fo:background-color="transparent" style:font-weight-asian="normal" style:font-weight-complex="normal"/>
    </style:style>
    <style:style style:name="P76" style:family="paragraph" style:parent-style-name="Standard" style:list-style-name="L6">
      <style:text-properties fo:color="#000000" style:font-name="Arial" fo:font-weight="normal" officeooo:rsid="00810140" officeooo:paragraph-rsid="00810140" fo:background-color="transparent" style:font-weight-asian="normal" style:font-weight-complex="normal"/>
    </style:style>
    <style:style style:name="P77" style:family="paragraph" style:parent-style-name="Standard" style:list-style-name="L4">
      <style:text-properties fo:color="#000000" style:font-name="Arial" fo:font-weight="bold" officeooo:rsid="00165fa5" officeooo:paragraph-rsid="0055fb9e" style:font-weight-asian="bold" style:font-weight-complex="bold"/>
    </style:style>
    <style:style style:name="P78" style:family="paragraph" style:parent-style-name="Standard">
      <style:text-properties fo:color="#000000" style:font-name="Arial" fo:font-weight="bold" officeooo:rsid="00418e35" officeooo:paragraph-rsid="0055fb9e" style:font-weight-asian="bold" style:font-weight-complex="bold"/>
    </style:style>
    <style:style style:name="P79" style:family="paragraph" style:parent-style-name="Standard" style:list-style-name="L6">
      <style:text-properties fo:color="#000000" style:font-name="Arial" fo:font-weight="bold" officeooo:rsid="006ec018" officeooo:paragraph-rsid="006ec018" style:font-weight-asian="bold" style:font-weight-complex="bold"/>
    </style:style>
    <style:style style:name="P80" style:family="paragraph" style:parent-style-name="Standard" style:list-style-name="L4">
      <style:text-properties fo:color="#000000" style:font-name="Arial" fo:font-style="italic" fo:font-weight="bold" officeooo:rsid="005b0a84" officeooo:paragraph-rsid="005b0a84" style:font-style-asian="italic" style:font-weight-asian="bold" style:font-style-complex="italic" style:font-weight-complex="bold"/>
    </style:style>
    <style:style style:name="P81" style:family="paragraph" style:parent-style-name="Standard" style:list-style-name="L3">
      <style:text-properties officeooo:paragraph-rsid="0055fb9e"/>
    </style:style>
    <style:style style:name="P82" style:family="paragraph" style:parent-style-name="Standard" style:list-style-name="L3">
      <style:text-properties style:font-name="Arial" fo:font-weight="bold" officeooo:rsid="001435ed" officeooo:paragraph-rsid="0055fb9e" style:font-weight-asian="bold" style:font-weight-complex="bold"/>
    </style:style>
    <style:style style:name="P83" style:family="paragraph" style:parent-style-name="Standard" style:list-style-name="L3">
      <style:text-properties style:font-name="Arial" fo:font-weight="bold" officeooo:rsid="0015ccb5" officeooo:paragraph-rsid="0055fb9e" style:font-weight-asian="bold" style:font-weight-complex="bold"/>
    </style:style>
    <style:style style:name="P84" style:family="paragraph" style:parent-style-name="Standard" style:list-style-name="L3">
      <style:text-properties style:font-name="Arial" fo:font-weight="normal" officeooo:rsid="001435ed" officeooo:paragraph-rsid="0055fb9e" style:font-weight-asian="normal" style:font-weight-complex="normal"/>
    </style:style>
    <style:style style:name="P85" style:family="paragraph" style:parent-style-name="Standard" style:list-style-name="L3">
      <style:text-properties style:font-name="Arial" fo:font-weight="normal" officeooo:rsid="0015ccb5" officeooo:paragraph-rsid="0055fb9e" style:font-weight-asian="normal" style:font-weight-complex="normal"/>
    </style:style>
    <style:style style:name="P86" style:family="paragraph" style:parent-style-name="Standard" style:list-style-name="L3">
      <style:text-properties style:font-name="Arial" fo:font-weight="normal" officeooo:rsid="0019029c" officeooo:paragraph-rsid="0055fb9e" style:font-weight-asian="normal" style:font-weight-complex="normal"/>
    </style:style>
    <style:style style:name="P87" style:family="paragraph" style:parent-style-name="Standard">
      <style:text-properties style:font-name="Arial" fo:font-weight="normal" officeooo:rsid="0035e8c6" officeooo:paragraph-rsid="0055fb9e" style:font-weight-asian="normal" style:font-weight-complex="normal"/>
    </style:style>
    <style:style style:name="P88" style:family="paragraph" style:parent-style-name="Standard">
      <style:text-properties fo:color="#ff3333" style:font-name="Arial" fo:font-weight="bold" officeooo:rsid="001435ed" officeooo:paragraph-rsid="0055fb9e" style:font-weight-asian="bold" style:font-weight-complex="bold"/>
    </style:style>
    <style:style style:name="P89" style:family="paragraph" style:parent-style-name="Standard" style:list-style-name="L5">
      <style:text-properties fo:color="#ff3333" style:font-name="Arial" fo:font-weight="normal" officeooo:rsid="006cc3a7" officeooo:paragraph-rsid="006cc3a7" style:font-weight-asian="normal" style:font-weight-complex="normal"/>
    </style:style>
    <style:style style:name="P90" style:family="paragraph" style:parent-style-name="Standard">
      <style:text-properties fo:color="#ff3333" style:font-name="Arial" fo:font-weight="normal" officeooo:rsid="0049aa90" officeooo:paragraph-rsid="0055fb9e" style:font-weight-asian="normal" style:font-weight-complex="normal"/>
    </style:style>
    <style:style style:name="P91" style:family="paragraph" style:parent-style-name="Standard">
      <style:text-properties fo:color="#ff3333" style:font-name="Arial" fo:font-weight="normal" officeooo:rsid="0035e8c6" officeooo:paragraph-rsid="0055fb9e" style:font-weight-asian="normal" style:font-weight-complex="normal"/>
    </style:style>
    <style:style style:name="P92" style:family="paragraph" style:parent-style-name="Standard">
      <style:paragraph-properties fo:text-align="center" style:justify-single-word="false"/>
      <style:text-properties fo:color="#ff3333" style:font-name="Arial" style:text-underline-style="solid" style:text-underline-width="auto" style:text-underline-color="font-color" fo:font-weight="bold" officeooo:rsid="001e8138" officeooo:paragraph-rsid="0055fb9e" style:font-weight-asian="bold" style:font-weight-complex="bold"/>
    </style:style>
    <style:style style:name="P93" style:family="paragraph" style:parent-style-name="Standard" style:list-style-name="L10">
      <style:text-properties officeooo:rsid="004ddab1" officeooo:paragraph-rsid="0055fb9e"/>
    </style:style>
    <style:style style:name="P94" style:family="paragraph" style:parent-style-name="Standard">
      <style:paragraph-properties fo:margin-left="1.251cm" fo:margin-right="0cm" fo:text-indent="0cm" style:auto-text-indent="false"/>
      <style:text-properties fo:color="#000000" style:font-name="Arial" fo:font-weight="normal" officeooo:rsid="00418e35" officeooo:paragraph-rsid="0055fb9e" style:font-weight-asian="normal" style:font-weight-complex="normal"/>
    </style:style>
    <style:style style:name="P95" style:family="paragraph" style:parent-style-name="Standard">
      <style:paragraph-properties fo:margin-left="1.251cm" fo:margin-right="0cm" fo:text-indent="0cm" style:auto-text-indent="false"/>
      <style:text-properties fo:color="#000000" style:font-name="Arial" fo:font-weight="normal" officeooo:rsid="005b0a84" officeooo:paragraph-rsid="007db2fd" style:font-weight-asian="normal" style:font-weight-complex="normal"/>
    </style:style>
    <style:style style:name="P96" style:family="paragraph" style:parent-style-name="Standard">
      <style:paragraph-properties fo:margin-left="1.251cm" fo:margin-right="0cm" fo:text-indent="0cm" style:auto-text-indent="false"/>
      <style:text-properties fo:color="#000000" style:font-name="Arial" fo:font-weight="normal" officeooo:rsid="005b0a84" officeooo:paragraph-rsid="005b0a84" style:font-weight-asian="normal" style:font-weight-complex="normal"/>
    </style:style>
    <style:style style:name="P97" style:family="paragraph" style:parent-style-name="Standard">
      <style:paragraph-properties fo:margin-left="1.251cm" fo:margin-right="0cm" fo:text-indent="0cm" style:auto-text-indent="false"/>
      <style:text-properties style:font-name="Arial" fo:font-weight="normal" officeooo:rsid="001435ed" officeooo:paragraph-rsid="005b0a84" style:font-weight-asian="normal" style:font-weight-complex="normal"/>
    </style:style>
    <style:style style:name="P98" style:family="paragraph" style:parent-style-name="Standard">
      <style:paragraph-properties fo:margin-left="1.251cm" fo:margin-right="0cm" fo:text-align="start" style:justify-single-word="false" fo:text-indent="0cm" style:auto-text-indent="false"/>
      <style:text-properties style:font-name="Arial" style:text-underline-style="none" fo:font-weight="bold" officeooo:rsid="005879d5" officeooo:paragraph-rsid="006b46cf" style:font-weight-asian="bold" style:font-weight-complex="bold"/>
    </style:style>
    <style:style style:name="P99" style:family="paragraph" style:parent-style-name="Standard">
      <style:paragraph-properties fo:text-align="start" style:justify-single-word="false" fo:break-before="page"/>
      <style:text-properties fo:color="#000000" style:font-name="Arial" fo:font-weight="bold" officeooo:rsid="001e8138" officeooo:paragraph-rsid="0055fb9e" style:font-weight-asian="bold" style:font-weight-complex="bold"/>
    </style:style>
    <style:style style:name="T1" style:family="text">
      <style:text-properties fo:color="#000000"/>
    </style:style>
    <style:style style:name="T2" style:family="text">
      <style:text-properties fo:color="#000000" officeooo:rsid="0047f81c"/>
    </style:style>
    <style:style style:name="T3" style:family="text">
      <style:text-properties fo:color="#000000" style:font-name="Arial" style:text-underline-style="none" fo:font-weight="bold" officeooo:rsid="004952f2" style:font-weight-asian="bold" style:font-weight-complex="bold"/>
    </style:style>
    <style:style style:name="T4" style:family="text">
      <style:text-properties fo:color="#000000" style:font-name="Arial" style:text-underline-style="none" fo:font-weight="normal" style:font-weight-asian="normal" style:font-weight-complex="normal"/>
    </style:style>
    <style:style style:name="T5" style:family="text">
      <style:text-properties fo:color="#000000" style:font-name="Arial" style:text-underline-style="none" fo:font-weight="normal" officeooo:rsid="004952f2" style:font-weight-asian="normal" style:font-weight-complex="normal"/>
    </style:style>
    <style:style style:name="T6" style:family="text">
      <style:text-properties fo:color="#000000" style:font-name="Arial" fo:font-weight="normal" style:font-weight-asian="normal" style:font-weight-complex="normal"/>
    </style:style>
    <style:style style:name="T7" style:family="text">
      <style:text-properties fo:color="#000000" style:font-name="Arial" fo:font-weight="normal" officeooo:rsid="004e025f" style:font-weight-asian="normal" style:font-weight-complex="normal"/>
    </style:style>
    <style:style style:name="T8" style:family="text">
      <style:text-properties fo:color="#000000" style:font-name="Arial" fo:font-weight="normal" officeooo:rsid="006fb9d4" style:font-weight-asian="normal" style:font-weight-complex="normal"/>
    </style:style>
    <style:style style:name="T9" style:family="text">
      <style:text-properties fo:color="#000000" officeooo:rsid="006b46cf"/>
    </style:style>
    <style:style style:name="T10" style:family="text">
      <style:text-properties fo:font-weight="normal" style:font-weight-asian="normal" style:font-weight-complex="normal"/>
    </style:style>
    <style:style style:name="T11" style:family="text">
      <style:text-properties fo:font-weight="normal" officeooo:rsid="00463008" style:font-weight-asian="normal" style:font-weight-complex="normal"/>
    </style:style>
    <style:style style:name="T12" style:family="text">
      <style:text-properties fo:font-weight="normal" officeooo:rsid="004af2ac" style:font-weight-asian="normal" style:font-weight-complex="normal"/>
    </style:style>
    <style:style style:name="T13" style:family="text">
      <style:text-properties fo:font-weight="normal" officeooo:rsid="00165fa5" style:font-weight-asian="normal" style:font-weight-complex="normal"/>
    </style:style>
    <style:style style:name="T14" style:family="text">
      <style:text-properties fo:font-weight="normal" officeooo:rsid="00207c40" style:font-weight-asian="normal" style:font-weight-complex="normal"/>
    </style:style>
    <style:style style:name="T15" style:family="text">
      <style:text-properties fo:font-weight="normal" officeooo:rsid="00407958" style:font-weight-asian="normal" style:font-weight-complex="normal"/>
    </style:style>
    <style:style style:name="T16" style:family="text">
      <style:text-properties fo:font-weight="normal" officeooo:rsid="0018010e" style:font-weight-asian="normal" style:font-weight-complex="normal"/>
    </style:style>
    <style:style style:name="T17" style:family="text">
      <style:text-properties fo:font-weight="normal" officeooo:rsid="0055fb9e" style:font-weight-asian="normal" style:font-weight-complex="normal"/>
    </style:style>
    <style:style style:name="T18" style:family="text">
      <style:text-properties fo:font-weight="normal" officeooo:rsid="0057d438" style:font-weight-asian="normal" style:font-weight-complex="normal"/>
    </style:style>
    <style:style style:name="T19" style:family="text">
      <style:text-properties fo:font-weight="normal" officeooo:rsid="00642e4b" style:font-weight-asian="normal" style:font-weight-complex="normal"/>
    </style:style>
    <style:style style:name="T20" style:family="text">
      <style:text-properties fo:font-weight="normal" officeooo:rsid="006ba150" style:font-weight-asian="normal" style:font-weight-complex="normal"/>
    </style:style>
    <style:style style:name="T21" style:family="text">
      <style:text-properties fo:font-weight="normal" officeooo:rsid="006beaf6" style:font-weight-asian="normal" style:font-weight-complex="normal"/>
    </style:style>
    <style:style style:name="T22" style:family="text">
      <style:text-properties officeooo:rsid="003af598"/>
    </style:style>
    <style:style style:name="T23" style:family="text">
      <style:text-properties style:font-name="Arial" fo:font-weight="normal" style:font-weight-asian="normal" style:font-weight-complex="normal"/>
    </style:style>
    <style:style style:name="T24" style:family="text">
      <style:text-properties style:font-name="Arial" fo:font-weight="normal" officeooo:rsid="00165fa5" style:font-weight-asian="normal" style:font-weight-complex="normal"/>
    </style:style>
    <style:style style:name="T25" style:family="text">
      <style:text-properties style:font-name="Arial" fo:font-weight="normal" officeooo:rsid="0039fcf7" style:font-weight-asian="normal" style:font-weight-complex="normal"/>
    </style:style>
    <style:style style:name="T26" style:family="text">
      <style:text-properties style:font-name="Arial" fo:font-weight="normal" officeooo:rsid="001435ed" style:font-weight-asian="normal" style:font-weight-complex="normal"/>
    </style:style>
    <style:style style:name="T27" style:family="text">
      <style:text-properties officeooo:rsid="003d185d"/>
    </style:style>
    <style:style style:name="T28" style:family="text">
      <style:text-properties officeooo:rsid="0018010e"/>
    </style:style>
    <style:style style:name="T29" style:family="text">
      <style:text-properties officeooo:rsid="001d26c8"/>
    </style:style>
    <style:style style:name="T30" style:family="text">
      <style:text-properties fo:font-style="italic" fo:font-weight="normal" officeooo:rsid="00238d64" style:font-style-asian="italic" style:font-weight-asian="normal" style:font-style-complex="italic" style:font-weight-complex="normal"/>
    </style:style>
    <style:style style:name="T31" style:family="text">
      <style:text-properties fo:font-style="italic" fo:font-weight="normal" officeooo:rsid="002420ef" style:font-style-asian="italic" style:font-weight-asian="normal" style:font-style-complex="italic" style:font-weight-complex="normal"/>
    </style:style>
    <style:style style:name="T32" style:family="text">
      <style:text-properties fo:font-style="italic" fo:font-weight="normal" officeooo:rsid="006ba150" style:font-style-asian="italic" style:font-weight-asian="normal" style:font-style-complex="italic" style:font-weight-complex="normal"/>
    </style:style>
    <style:style style:name="T33" style:family="text">
      <style:text-properties officeooo:rsid="00238d64"/>
    </style:style>
    <style:style style:name="T34" style:family="text">
      <style:text-properties officeooo:rsid="00185a4b"/>
    </style:style>
    <style:style style:name="T35" style:family="text">
      <style:text-properties officeooo:rsid="00254abf"/>
    </style:style>
    <style:style style:name="T36" style:family="text">
      <style:text-properties style:text-underline-style="solid" style:text-underline-width="auto" style:text-underline-color="font-color" officeooo:rsid="0044510a"/>
    </style:style>
    <style:style style:name="T37" style:family="text">
      <style:text-properties style:text-underline-style="solid" style:text-underline-width="auto" style:text-underline-color="font-color" officeooo:rsid="00418e35"/>
    </style:style>
    <style:style style:name="T38" style:family="text">
      <style:text-properties officeooo:rsid="0055fb9e"/>
    </style:style>
    <style:style style:name="T39" style:family="text">
      <style:text-properties officeooo:rsid="0059094d"/>
    </style:style>
    <style:style style:name="T40" style:family="text">
      <style:text-properties officeooo:rsid="005f6344"/>
    </style:style>
    <style:style style:name="T41" style:family="text">
      <style:text-properties officeooo:rsid="0062905b"/>
    </style:style>
    <style:style style:name="T42" style:family="text">
      <style:text-properties officeooo:rsid="00642e4b"/>
    </style:style>
    <style:style style:name="T43" style:family="text">
      <style:text-properties officeooo:rsid="00679887"/>
    </style:style>
    <style:style style:name="T44" style:family="text">
      <style:text-properties officeooo:rsid="00694ae7"/>
    </style:style>
    <style:style style:name="T45" style:family="text">
      <style:text-properties officeooo:rsid="006b46cf"/>
    </style:style>
    <style:style style:name="T46" style:family="text">
      <style:text-properties officeooo:rsid="006ba150"/>
    </style:style>
    <style:style style:name="T47" style:family="text">
      <style:text-properties officeooo:rsid="006bd67e"/>
    </style:style>
    <style:style style:name="T48" style:family="text">
      <style:text-properties officeooo:rsid="006beaf6"/>
    </style:style>
    <style:style style:name="T49" style:family="text">
      <style:text-properties officeooo:rsid="006cc3a7"/>
    </style:style>
    <style:style style:name="T50" style:family="text">
      <style:text-properties officeooo:rsid="006fb9d4"/>
    </style:style>
    <style:style style:name="T51" style:family="text">
      <style:text-properties officeooo:rsid="00756e01"/>
    </style:style>
    <style:style style:name="T52" style:family="text">
      <style:text-properties officeooo:rsid="007866a1"/>
    </style:style>
    <style:style style:name="T53" style:family="text">
      <style:text-properties officeooo:rsid="0078baa3"/>
    </style:style>
    <style:style style:name="T54" style:family="text">
      <style:text-properties officeooo:rsid="0079ff31"/>
    </style:style>
    <style:style style:name="T55" style:family="text">
      <style:text-properties officeooo:rsid="007db2fd"/>
    </style:style>
    <style:style style:name="T56" style:family="text">
      <style:text-properties officeooo:rsid="00802c96"/>
    </style:style>
    <style:style style:name="T57" style:family="text">
      <style:text-properties officeooo:rsid="00810140"/>
    </style:style>
    <style:style style:name="T58" style:family="text">
      <style:text-properties officeooo:rsid="00824e90"/>
    </style:style>
    <style:style style:name="T59" style:family="text">
      <style:text-properties officeooo:rsid="00836f36"/>
    </style:style>
    <style:style style:name="T60" style:family="text">
      <style:text-properties officeooo:rsid="008385d1"/>
    </style:style>
    <style:style style:name="T61" style:family="text">
      <style:text-properties officeooo:rsid="008523b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STREAM <text:span text:style-name="T38">3</text:span> PROJECT</text:p>
      <text:p text:style-name="P7"/>
      <text:p text:style-name="P11"><text:span text:style-name="T1">This doc is to show the thought that has gone into the site design and the structured way in which the design/experience </text:span><text:span text:style-name="T2">and manual testing</text:span><text:span text:style-name="T1"> has been approached. </text:span></text:p>
      <text:p text:style-name="P17"/>
      <text:p text:style-name="P23">Site:</text:p>
      <text:p text:style-name="P18">This site is designed to be the website for my clients, who are my partners parents and their tailoring and bespoke clothing shop in Southsea. The website is designed to facilitate the sale of pre-made garments whilst also encouraging customers to contact the company for repairs or for the create of bespoke/unique clothing. </text:p>
      <text:p text:style-name="P18"/>
      <text:p text:style-name="P16"><text:span text:style-name="T47">It is also a site through which </text:span>I c<text:span text:style-name="T47">an</text:span> demonstrate competency in Web Development skills to future employers. <text:span text:style-name="T47">Illustrating how I can produce a purposeful, highly responsive and functionally effective website using a modern framework. The website</text:span> has a dual purpose of being a piece <text:span text:style-name="T47">work for my client and being </text:span>graded project work an<text:span text:style-name="T47">d</text:span> as such I had to be aware that there were two distinct primary audiences it was addressing <text:span text:style-name="T47">(my clients customers and examiner)</text:span>.</text:p>
      <text:p text:style-name="P22"/>
      <text:p text:style-name="P9">Users</text:p>
      <text:p text:style-name="P8"/>
      <text:p text:style-name="P19">ACTOR &amp; GOAL</text:p>
      <text:list xml:id="list8366193379015321094" text:style-name="L1">
        <text:list-item>
          <text:p text:style-name="P48"><text:span text:style-name="T3">On-line Shopper:</text:span><text:span text:style-name="T5"> </text:span><text:span text:style-name="T4">view</text:span><text:span text:style-name="T5"> and purchases </text:span><text:span text:style-name="T4">products</text:span><text:span text:style-name="T5"> </text:span><text:span text:style-name="T4">through website</text:span></text:p>
          <text:p text:style-name="P49"/>
        </text:list-item>
      </text:list>
      <text:p text:style-name="P19">USER ROLE</text:p>
      <text:list xml:id="list4939950946285595847" text:style-name="L2">
        <text:list-item>
          <text:p text:style-name="P50"><text:span text:style-name="T38">Relaxed Shopper</text:span>:<text:span text:style-name="T10"> </text:span><text:span text:style-name="T17">Enjoys the experience of browsing different product online and while spends a long time look may only makes purchases once in a while.</text:span></text:p>
        </text:list-item>
        <text:list-item>
          <text:p text:style-name="P50"><text:span text:style-name="T38">Focussed Shopper:</text:span><text:span text:style-name="T17"> Has a particular product in mind and wants to be able to find it and purchase it quickly.</text:span></text:p>
        </text:list-item>
      </text:list>
      <text:p text:style-name="P26"/>
      <text:p text:style-name="P19">USER PROFILE</text:p>
      <text:list xml:id="list142415523838268" text:continue-numbering="true" text:style-name="L2">
        <text:list-item>
          <text:p text:style-name="P51">Users: <text:span text:style-name="T11">5</text:span><text:span text:style-name="T18">0</text:span><text:span text:style-name="T11">-</text:span><text:span text:style-name="T18">20</text:span><text:span text:style-name="T11">0 </text:span><text:span text:style-name="T18">customers</text:span><text:span text:style-name="T10"> visit this website monthly</text:span></text:p>
        </text:list-item>
        <text:list-item>
          <text:p text:style-name="P51">Activities: <text:span text:style-name="T11">B</text:span><text:span text:style-name="T10">rowsing, </text:span><text:span text:style-name="T18">seeking services information</text:span><text:span text:style-name="T10"> </text:span><text:span text:style-name="T18">and purchasing</text:span></text:p>
        </text:list-item>
        <text:list-item>
          <text:p text:style-name="P51">Computer Skills: <text:span text:style-name="T12">Basic</text:span><text:span text:style-name="T10"> to expert, </text:span><text:span text:style-name="T18">although some familiarity with online shopping websites is assumed.</text:span></text:p>
        </text:list-item>
        <text:list-item>
          <text:p text:style-name="P51">Domain expertise:<text:span text:style-name="T10"> </text:span><text:span text:style-name="T18">Typical customers are those that like bespoke or individualistic styles of clothing, or those that wish try and be thrifty, and make there existing clothing last a bit longer.</text:span></text:p>
        </text:list-item>
      </text:list>
      <text:p text:style-name="P25"/>
      <text:p text:style-name="P19">PERSONA</text:p>
      <text:p text:style-name="P46">The following persona’s are based on interviewing the business owners regarding the observations of customers behaviour in there shop on there existing website, along with customer feedback they have received.</text:p>
      <text:p text:style-name="P21"/>
      <text:p text:style-name="P38">Primary Persona</text:p>
      <text:p text:style-name="P40"><text:span text:style-name="T40">Sally</text:span> is <text:span text:style-name="T41">a </text:span>middle aged woman <text:span text:style-name="T40">with a part-time job and two young children. Whenever possible Sally likes to </text:span>recycle clothing to save family costs whilst also being able to treat herself to something, ideally unique, when she is able to. <text:span text:style-name="T41">Sally enjoys browsing shopping sites on her mobile devices during her down time in the evening while she relaxes on her sofa. Sally will likely visit the site at least once a week to browse any new products.</text:span></text:p>
      <text:p text:style-name="P41"/>
      <text:p text:style-name="P41"/>
      <text:p text:style-name="P41"><text:soft-page-break/></text:p>
      <text:p text:style-name="P39"><text:span text:style-name="T39">Secondary</text:span> Persona</text:p>
      <text:p text:style-name="P32"><text:span text:style-name="T1">Catherine is a young female professional who like to stand out from the crowd and </text:span>be unique. She know what she wants and doesn’t like to waste time trying to find it, she wants to be able to source quickly. She is tech savvy and mobile phone/shopping are a must, as she like to get things on the go, when she’s commuting to work or waiting in a coffee shop for her friends to arrive. <text:span text:style-name="T45">Catherine will likely visit the site once a month when she feel like she would like to may a purchase.</text:span></text:p>
      <text:p text:style-name="P32"/>
      <text:p text:style-name="P98"><text:span text:style-name="T9">Tertiary </text:span><text:span text:style-name="T1">Persona</text:span></text:p>
      <text:p text:style-name="P33"><text:span text:style-name="T9">D</text:span><text:span text:style-name="T1">avid is a middle aged professional who likes to keep all the items in his wardrobe to a high standard as he feels that this gives a clear outward indication of his status in the business World. If his favourite waste coat is fraying he will quickly look online for a tailor, when he locates a site he will want clear information on the services offered and how to obtain them. David is someone who will recommend good quality work to others as be believes good services should be rewarded.</text:span></text:p>
      <text:p text:style-name="P32"/>
      <text:p text:style-name="P44">Bespoke site requirements requested by client</text:p>
      <text:p text:style-name="P45">As a small company a couple of key issues are that the they don’t have much stock room, so stock levels will not be high and they will be doing all the deliveries (as far as possible themselves). Word of mouth (especially locally) are a vital part of the business advertising, so my clients deem it essential that customers feel well looked after and are not disappointed. I mention this as the site shop design keeps and eye on stock levels at all times during the process, even making sure at checkout that enough stock is available to complete the customers order, if the stock levels have been changed (perhaps another customer has made a purchase just before them?) the customer is informed and asked to ring the company. This is because extra stock will take time to manage and my client wants to ensure the customer is happy with this (rather than them being disapointed with an unexpected delay in the delivery of there product(s). and this was a key business requirement from my clients.</text:p>
      <text:p text:style-name="P32"/>
      <text:p text:style-name="P32"/>
      <text:p text:style-name="P43"/>
      <text:p text:style-name="P47"/>
      <text:p text:style-name="P8">User Experience</text:p>
      <text:p text:style-name="P1"/>
      <text:p text:style-name="P2">Strategy:</text:p>
      <text:p text:style-name="P12">Business/Website goals drive who is going to use it and where it is going to be used, it is this that develops strategy.</text:p>
      <text:p text:style-name="P12"/>
      <text:p text:style-name="P28">Website Goals:</text:p>
      <text:p text:style-name="P95">To provide a website that casters for my clients/<text:span text:style-name="T48">personas</text:span> requirements</text:p>
      <text:p text:style-name="P96">To provide a quality online shopping experience <text:span text:style-name="T55">for users</text:span></text:p>
      <text:p text:style-name="P97"/>
      <text:p text:style-name="P30">To show/explain good practice has been followed, <text:span text:style-name="T22">such as</text:span>:</text:p>
      <text:list xml:id="list7667820938850993809" text:style-name="L3">
        <text:list-item>
          <text:p text:style-name="P82">Design</text:p>
          <text:list>
            <text:list-item>
              <text:p text:style-name="P84">Garrets Elements of UX Stack</text:p>
            </text:list-item>
            <text:list-item>
              <text:p text:style-name="P81"><text:span text:style-name="T24">Usability Heuristics </text:span><text:span text:style-name="T25">(where applicable)</text:span></text:p>
            </text:list-item>
          </text:list>
          <text:p text:style-name="P85"/>
        </text:list-item>
        <text:list-item>
          <text:p text:style-name="P83">Coding:</text:p>
          <text:list>
            <text:list-item>
              <text:p text:style-name="P83"><text:span text:style-name="T10">W3C HTML/CSS </text:span><text:span text:style-name="T13">compliant</text:span></text:p>
            </text:list-item>
            <text:list-item>
              <text:p text:style-name="P86">Cross browser compatibility (HTML/CSS/JS)</text:p>
            </text:list-item>
            <text:list-item>
              <text:p text:style-name="P85">Semantic MarkUp</text:p>
            </text:list-item>
            <text:list-item>
              <text:p text:style-name="P85">Modular Coding</text:p>
            </text:list-item>
            <text:list-item>
              <text:p text:style-name="P85">Scripts at bottom of <text:span text:style-name="T27">b</text:span>ody</text:p>
            </text:list-item>
            <text:list-item>
              <text:p text:style-name="P85">External CSS/JS and JS in scripts folder </text:p>
            </text:list-item>
            <text:list-item>
              <text:p text:style-name="P64"><text:span text:style-name="T60">Correctly using </text:span>Django <text:span text:style-name="T60">Model, View, Template framework</text:span></text:p>
            </text:list-item>
            <text:list-item>
              <text:p text:style-name="P52"><text:span text:style-name="T59">U</text:span>sing <text:span text:style-name="T59">Django </text:span>apps to structure the shop <text:span text:style-name="T43">project</text:span></text:p>
            </text:list-item>
          </text:list>
        </text:list-item>
      </text:list>
      <text:p text:style-name="P31"/>
      <text:p text:style-name="P29"><text:span text:style-name="T10">To show my competency to the examination board </text:span><text:span text:style-name="T14">(via their marking criteria)</text:span><text:span text:style-name="T10">.</text:span></text:p>
      <text:p text:style-name="P35"><text:span text:style-name="T10">To show</text:span><text:span text:style-name="T21">case</text:span><text:span text:style-name="T10"> my ability to map a website to user requirements</text:span></text:p>
      <text:p text:style-name="P36"><text:span text:style-name="T10">To showcase </text:span><text:span text:style-name="T19">my </text:span><text:span text:style-name="T15">ability </text:span><text:span text:style-name="T19">using Django and Python</text:span></text:p>
      <text:p text:style-name="P37"><text:span text:style-name="T19">T</text:span><text:span text:style-name="T10">o showcase my ability to integrate Django with JavaScript/jQuery and Boostrap.</text:span></text:p>
      <text:p text:style-name="P30"/>
      <text:p text:style-name="P42"><text:span text:style-name="T28"><text:tab/>W</text:span>ho is going to be using it?</text:p>
      <text:p text:style-name="P14"><text:tab/><text:span text:style-name="T44">Customers of my clients</text:span></text:p>
      <text:p text:style-name="P14"><text:tab/>Exam board <text:span text:style-name="T29">(for Certificate)</text:span></text:p>
      <text:p text:style-name="P24"><text:span text:style-name="T23"><text:tab/>Prospective/</text:span><text:span text:style-name="T26">F</text:span><text:span text:style-name="T23">uture Employers</text:span></text:p>
      <text:p text:style-name="P4"/>
      <text:p text:style-name="P42"><text:tab/>Where will it be used?</text:p>
      <text:list xml:id="list6472747639636748660" text:style-name="L4">
        <text:list-item>
          <text:p text:style-name="P77">Mobile phone<text:span text:style-name="T30">, </text:span>Tablet, <text:span text:style-name="T46">Laptop</text:span><text:span text:style-name="T31"> –</text:span><text:span text:style-name="T32"> These are deemed to be the primary viewing tools customers will use based on the personas generated through information obtained from my clients. Also, all those listed for desktop could equally also use a phone or tablet.</text:span></text:p>
        </text:list-item>
        <text:list-item>
          <text:p text:style-name="P77"><text:span text:style-name="T33">Desktop</text:span><text:span text:style-name="T10"> –</text:span><text:span text:style-name="T16"> </text:span><text:span text:style-name="T20">Possibly potential e</text:span><text:span text:style-name="T30">mployers for profile/portfolio browsing, charities for portfolio review, exam board for assessment purposes, </text:span><text:span text:style-name="T31">possibly friends/family for home viewing.</text:span></text:p>
          <text:p text:style-name="P80"/>
        </text:list-item>
      </text:list>
      <text:p text:style-name="P20"><text:span text:style-name="T34">User task-centric </text:span>Scope:</text:p>
      <text:p text:style-name="P15">What tasks will the users wa<text:span text:style-name="T35">n</text:span>t to be able to do?</text:p>
      <text:list xml:id="list3865711571847015321" text:style-name="L5">
        <text:list-item>
          <text:p text:style-name="P53">They will want to be able to browse products.</text:p>
        </text:list-item>
        <text:list-item>
          <text:p text:style-name="P53">They will want use <text:span text:style-name="T49">add, remove and update products and product amounts in a </text:span><text:s/>virtual shopping <text:span text:style-name="T49">bas</text:span>ket.</text:p>
        </text:list-item>
        <text:list-item>
          <text:p text:style-name="P53">They will want to be able to create an account.</text:p>
        </text:list-item>
        <text:list-item>
          <text:p text:style-name="P53"><text:soft-page-break/>They will want to be able to supply a delivery addressing.</text:p>
        </text:list-item>
        <text:list-item>
          <text:p text:style-name="P53">They will want to be able to create pay for products.</text:p>
        </text:list-item>
        <text:list-item>
          <text:p text:style-name="P53">They will want to be able see what they have previously ordered</text:p>
          <text:p text:style-name="P89"/>
        </text:list-item>
      </text:list>
      <text:p text:style-name="P88">Structure:</text:p>
      <text:p text:style-name="P91">The structure of the site was clear as it is of such small size.</text:p>
      <text:p text:style-name="P5"/>
      <text:p text:style-name="P2">Skeleton:</text:p>
      <text:p text:style-name="P6">The page skeletons were wireframed <text:span text:style-name="T54">using OfficeLibre Impress.</text:span></text:p>
      <text:p text:style-name="P6"/>
      <text:p text:style-name="P2">Surface:</text:p>
      <text:p text:style-name="P6">This can be seen as you browse the site.</text:p>
      <text:p text:style-name="P10"/>
      <text:p text:style-name="P10"/>
      <text:p text:style-name="P99"><text:span text:style-name="T36">Manual </text:span><text:span text:style-name="T37">Testing</text:span></text:p>
      <text:p text:style-name="P59"/>
      <text:p text:style-name="P78">Functionality Testing:</text:p>
      <text:list xml:id="list3628303102306428604" text:style-name="L6">
        <text:list-item>
          <text:p text:style-name="P79">General Site</text:p>
          <text:list>
            <text:list-item>
              <text:p text:style-name="P61"><text:span text:style-name="T61">All m</text:span>enu links, when logged in and logged out</text:p>
            </text:list-item>
            <text:list-item>
              <text:p text:style-name="P61"><text:span text:style-name="T61">Links to s</text:span>ervices <text:span text:style-name="T61">page from</text:span> index and profile page<text:span text:style-name="T61">s</text:span></text:p>
            </text:list-item>
            <text:list-item>
              <text:p text:style-name="P65">Links to contact page from services page.</text:p>
            </text:list-item>
          </text:list>
        </text:list-item>
        <text:list-item>
          <text:p text:style-name="P79">Accounts App</text:p>
          <text:list>
            <text:list-item>
              <text:p text:style-name="P66"><text:span text:style-name="T51">Valid users <text:s/>can </text:span>sign in</text:p>
            </text:list-item>
            <text:list-item>
              <text:p text:style-name="P66"><text:span text:style-name="T51">I</text:span>nvalid username/password rejected</text:p>
            </text:list-item>
            <text:list-item>
              <text:p text:style-name="P68">Attempted registration of duplicate usernames rejected and user informed</text:p>
            </text:list-item>
          </text:list>
        </text:list-item>
        <text:list-item>
          <text:p text:style-name="P79">Cart App</text:p>
          <text:list>
            <text:list-item>
              <text:p text:style-name="P67">Items could be added/removed to a cart and quantities updated</text:p>
            </text:list-item>
            <text:list-item>
              <text:p text:style-name="P67">Cart could be destroyed</text:p>
            </text:list-item>
            <text:list-item>
              <text:p text:style-name="P69">If cart item tried to be updated past existing stock levels, it is restricted to curre<text:span text:style-name="T58">n</text:span>t stock levels and user informed to contact company</text:p>
            </text:list-item>
            <text:list-item>
              <text:p text:style-name="P67">Cart saved (if requested) on log out <text:span text:style-name="T58">and </text:span>restored if saved from last session</text:p>
            </text:list-item>
            <text:list-item>
              <text:p text:style-name="P70">If stock level has changed so it is below the order amount in a stored cart, when user logs in the item is removed and user is informed.</text:p>
            </text:list-item>
            <text:list-item>
              <text:p text:style-name="P70">When a user signs in with a session cart active, but also has a cart stored from the previous session, the current session cart is used, the previously stored cart removed and customer informed of actions.</text:p>
            </text:list-item>
            <text:list-item>
              <text:p text:style-name="P72">Cart icon colour changes correctly (green logged in, red logged out)</text:p>
            </text:list-item>
            <text:list-item>
              <text:p text:style-name="P72">Cart con<text:span text:style-name="T58">t</text:span>ents counter/numeric updates correctly</text:p>
            </text:list-item>
          </text:list>
        </text:list-item>
        <text:list-item>
          <text:p text:style-name="P79">Checkout App</text:p>
          <text:list>
            <text:list-item>
              <text:p text:style-name="P68">User cannot checkout without a valid credit card or address registered <text:span text:style-name="T52">(purchase button disabled)</text:span></text:p>
            </text:list-item>
            <text:list-item>
              <text:p text:style-name="P71">Product amounts add up correctly</text:p>
            </text:list-item>
            <text:list-item>
              <text:p text:style-name="P71">Delivery amounts calculated and added correctly</text:p>
            </text:list-item>
            <text:list-item>
              <text:p text:style-name="P68">If stock levels have reduced between entry into cart and checkout, then order (including delivery cost) is recalculated with the new stock level value and customer informed of action.</text:p>
            </text:list-item>
          </text:list>
        </text:list-item>
        <text:list-item>
          <text:p text:style-name="P79">Core App</text:p>
          <text:list>
            <text:list-item>
              <text:p text:style-name="P72">HTML validation on form on contact form works correctly.</text:p>
            </text:list-item>
            <text:list-item>
              <text:p text:style-name="P72">Logout/login icon colour changes correctly (green logged in, red logged out)</text:p>
            </text:list-item>
          </text:list>
        </text:list-item>
        <text:list-item>
          <text:p text:style-name="P79">Orders App</text:p>
          <text:list>
            <text:list-item>
              <text:p text:style-name="P73">Orders a<text:span text:style-name="T53">re</text:span> logged after successfully checkout</text:p>
            </text:list-item>
            <text:list-item>
              <text:p text:style-name="P74">Cart and associated cart items are removed on successful checkout</text:p>
            </text:list-item>
            <text:list-item>
              <text:p text:style-name="P74">Orders are listed in chronological order, most recent first</text:p>
            </text:list-item>
            <text:list-item>
              <text:p text:style-name="P74">Orders table entries link to associated order</text:p>
            </text:list-item>
            <text:list-item>
              <text:p text:style-name="P76">Pagination works correctly on orders list page</text:p>
            </text:list-item>
          </text:list>
        </text:list-item>
        <text:list-item>
          <text:p text:style-name="P79">Products App</text:p>
          <text:list>
            <text:list-item>
              <text:p text:style-name="P63">Filtering works correctly on products, <text:span text:style-name="T57">including reset</text:span></text:p>
            </text:list-item>
            <text:list-item>
              <text:p text:style-name="P75"><text:span text:style-name="T56">Product</text:span> table entries link to associated <text:span text:style-name="T56">product</text:span></text:p>
            </text:list-item>
            <text:list-item>
              <text:p text:style-name="P76">Pagination works correctly on product list page</text:p>
            </text:list-item>
          </text:list>
        </text:list-item>
        <text:list-item>
          <text:p text:style-name="P79">Purchase App</text:p>
          <text:list>
            <text:list-item>
              <text:p text:style-name="P62">Credit card validation worked correctly and users informed</text:p>
            </text:list-item>
            <text:list-item>
              <text:p text:style-name="P62">Address entry validation (non-alphanumerics except spaces allowed) worked correctly.</text:p>
            </text:list-item>
          </text:list>
        </text:list-item>
      </text:list>
      <text:p text:style-name="P78"><text:soft-page-break/>Compatibility Testing:</text:p>
      <text:p text:style-name="P94">Browser compatibility</text:p>
      <text:list xml:id="list951397100310188177" text:style-name="L7">
        <text:list-item>
          <text:list>
            <text:list-item>
              <text:p text:style-name="P54">Firefox</text:p>
            </text:list-item>
            <text:list-item>
              <text:p text:style-name="P54">Chrome</text:p>
            </text:list-item>
            <text:list-item>
              <text:p text:style-name="P54">IE</text:p>
            </text:list-item>
            <text:list-item>
              <text:p text:style-name="P55">Safari</text:p>
            </text:list-item>
          </text:list>
        </text:list-item>
      </text:list>
      <text:list xml:id="list1534236994947920263" text:style-name="L8">
        <text:list-header>
          <text:p text:style-name="P58"/>
          <text:p text:style-name="P58">Operating system compatibility</text:p>
          <text:list>
            <text:list-item>
              <text:p text:style-name="P56">Win10</text:p>
            </text:list-item>
            <text:list-item>
              <text:p text:style-name="P56">macOS</text:p>
            </text:list-item>
          </text:list>
        </text:list-header>
      </text:list>
      <text:p text:style-name="P90"/>
      <text:p text:style-name="P3">Responsiveness</text:p>
      <text:p text:style-name="P34"><text:span text:style-name="T50">Viewed on p</text:span>hysical <text:span text:style-name="T50">d</text:span>evices:</text:p>
      <text:list xml:id="list4873796984738472463" text:style-name="L9">
        <text:list-item>
          <text:list>
            <text:list-item>
              <text:p text:style-name="P57">Tablet (iPad and Android)</text:p>
            </text:list-item>
            <text:list-item>
              <text:p text:style-name="P57">Laptop (Windows)</text:p>
            </text:list-item>
            <text:list-item>
              <text:p text:style-name="P57">Desktop (macOS)</text:p>
            </text:list-item>
          </text:list>
        </text:list-item>
      </text:list>
      <text:p text:style-name="P13"/>
      <text:p text:style-name="P27"><text:span text:style-name="T8"><text:tab/>Viewed via </text:span><text:span text:style-name="T6">Software Simulations </text:span><text:span text:style-name="T7">(simulating an array of different device <text:tab/>types/sizes)</text:span><text:span text:style-name="T6">:</text:span></text:p>
      <text:list xml:id="list3048591460424755793" text:style-name="L10">
        <text:list-item>
          <text:list>
            <text:list-item>
              <text:p text:style-name="P93"><text:span text:style-name="T6">Device Toolbar (Within Google Chrome’s </text:span><text:span text:style-name="T7">web </text:span><text:span text:style-name="T6">developer tools).</text:span></text:p>
            </text:list-item>
            <text:list-item>
              <text:p text:style-name="P60">Responsive Design Mode (Within FireFox web developer tool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09:08:09.140000000</meta:creation-date>
    <meta:generator>LibreOffice/5.2.5.1$Windows_x86 LibreOffice_project/0312e1a284a7d50ca85a365c316c7abbf20a4d22</meta:generator>
    <dc:date>2018-01-23T14:24:14.025000000</dc:date>
    <meta:editing-duration>PT15H32M35S</meta:editing-duration>
    <meta:editing-cycles>98</meta:editing-cycles>
    <meta:document-statistic meta:table-count="0" meta:image-count="0" meta:object-count="0" meta:page-count="6" meta:paragraph-count="132" meta:word-count="1594" meta:character-count="9271" meta:non-whitespace-character-count="7872"/>
  </office:meta>
</office:document-meta>
</file>